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kJoinPool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setParallelism( int paralleli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setThreadFactory( ForkJoinPool . ForkJoinWorkerThreadFactory threa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kJoinPool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setCommonPool( boolean common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setUncaughtExceptionHandler( Thread . UncaughtExceptionHandler uncaught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setAwaitTerminationSeconds( int awaitTermination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JoinPoolFactoryBean.destro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kJoinPoolFactoryBean.setAsyncMode( boolean async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